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0.2362in"/>
    </style:style>
    <style:style style:name="co3" style:family="table-column">
      <style:table-column-properties fo:break-before="auto" style:column-width="3.098in"/>
    </style:style>
    <style:style style:name="co4" style:family="table-column">
      <style:table-column-properties fo:break-before="auto" style:column-width="3.598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</style:style>
    <style:style style:name="ce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</style:style>
    <style:style style:name="ce5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none"/>
    </style:style>
    <style:style style:name="ce6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</style:style>
    <style:style style:name="ce2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</style:style>
    <style:style style:name="ce24" style:family="table-cell" style:parent-style-name="Default">
      <style:table-cell-properties fo:border-bottom="0.99pt solid #000000" style:diagonal-bl-tr="none" style:diagonal-tl-br="none" fo:border-left="none" fo:border-right="2.49pt solid #000000" style:rotation-align="none" fo:border-top="none"/>
    </style:style>
    <style:style style:name="ce2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14"/>
        <table:table-column table:style-name="co2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2" office:value-type="string">
            <text:p>TRANSFER FORM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office:value-type="string">
            <text:p>FOR THE CONSIDERATION stated the Transferor's named below hereb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ansfers to the Transferee's named below the shares or stock stated subject t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several conditions on which the said shares or stock are or is now held b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e Transferor and the Transferee hereby agrees to accept and hold the sai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hares or stock subject to the conditions aforesaid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/>
          <table:table-cell table:style-name="ce8"/>
          <table:table-cell table:style-name="ce15"/>
          <table:table-cell table:style-name="ce22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 office:value-type="string">
            <text:p>Full Name of Company</text:p>
          </table:table-cell>
          <table:table-cell table:style-name="ce16" office:value-type="string">
            <text:p><text:a xlink:href="python://o.name" xlink:type="simple">name</text:a>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 office:value-type="string">
            <text:p>Unique Entity Number</text:p>
          </table:table-cell>
          <table:table-cell table:style-name="ce16" office:value-type="string">
            <text:p><text:a xlink:href="python://o.nric" xlink:type="simple">nric</text:a>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5"/>
          <table:table-cell table:style-name="ce10"/>
          <table:table-cell table:style-name="ce17"/>
          <table:table-cell table:style-name="ce24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/>
          <table:table-cell table:style-name="ce16"/>
          <table:table-cell table:style-name="ce23"/>
          <table:table-cell table:number-columns-repeated="1019"/>
        </table:table-row>
        <table:table-row table:style-name="ro3">
          <table:table-cell/>
          <table:table-cell table:style-name="ce4"/>
          <table:table-cell table:style-name="ce11" office:value-type="string">
            <text:p>Number and full details of share</text:p>
          </table:table-cell>
          <table:table-cell table:style-name="ce18" office:value-type="string">
            <text:p>Fifty Thousand Ordinary Shares only <text:s text:c="32"/>(50,000 Ordinary Shares only)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5"/>
          <table:table-cell table:style-name="ce10"/>
          <table:table-cell table:style-name="ce17"/>
          <table:table-cell table:style-name="ce24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/>
          <table:table-cell table:style-name="ce16"/>
          <table:table-cell table:style-name="ce23"/>
          <table:table-cell table:number-columns-repeated="1019"/>
        </table:table-row>
        <table:table-row table:style-name="ro3">
          <table:table-cell/>
          <table:table-cell table:style-name="ce4"/>
          <table:table-cell table:style-name="ce11" office:value-type="string">
            <text:p>Transfer from Transferor's Name and Address in full</text:p>
          </table:table-cell>
          <table:table-cell table:style-name="ce16" office:value-type="string">
            <text:p><text:a xlink:href="python://get_director1(o.id)['name']" xlink:type="simple">director1</text:a>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 office:value-type="string">
            <text:p><text:a xlink:href="python://get_partner_street(get_director1(o.id)['id'])" xlink:type="simple">street</text:a>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 office:value-type="string">
            <text:p><text:a xlink:href="python://get_partner_street2(get_director1(o.id)['id'])" xlink:type="simple">street2</text:a>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 office:value-type="string">
            <text:p><text:a xlink:href="python://get_partner_country(get_director1(o.id)['id'])" xlink:type="simple">country</text:a> <text:a xlink:href="python://get_partner_zip(get_director1(o.id)['id'])" xlink:type="simple">zip</text:a></text:p>
          </table:table-cell>
          <table:table-cell table:style-name="ce23"/>
          <table:table-cell table:number-columns-repeated="1019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7" office:value-type="string">
            <text:p><text:s/>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6"/>
          <table:table-cell table:style-name="ce23"/>
          <table:table-cell table:number-columns-repeated="1019"/>
        </table:table-row>
        <table:table-row table:style-name="ro1">
          <table:table-cell table:style-name="ce1"/>
          <table:table-cell table:style-name="ce4"/>
          <table:table-cell table:style-name="ce9" office:value-type="string">
            <text:p>Consideration</text:p>
          </table:table-cell>
          <table:table-cell table:style-name="ce19" office:value-type="string">
            <text:p>S$ 50,000.00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5"/>
          <table:table-cell table:style-name="ce10"/>
          <table:table-cell table:style-name="ce17"/>
          <table:table-cell table:style-name="ce24"/>
          <table:table-cell table:number-columns-repeated="1019"/>
        </table:table-row>
        <table:table-row table:style-name="ro1">
          <table:table-cell/>
          <table:table-cell table:style-name="ce4"/>
          <table:table-cell table:style-name="ce9"/>
          <table:table-cell table:style-name="ce16"/>
          <table:table-cell table:style-name="ce23"/>
          <table:table-cell table:number-columns-repeated="1019"/>
        </table:table-row>
        <table:table-row table:style-name="ro3">
          <table:table-cell/>
          <table:table-cell table:style-name="ce4"/>
          <table:table-cell table:style-name="ce11" office:value-type="string">
            <text:p>Transfer to Transferee's Name <text:s text:c="10"/>and Address in full</text:p>
          </table:table-cell>
          <table:table-cell table:style-name="ce16" office:value-type="string">
            <text:p><text:a xlink:href="python://get_director2(o.id)['name']" xlink:type="simple">director2</text:a>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4"/>
          <table:table-cell table:style-name="ce12"/>
          <table:table-cell table:style-name="ce16" office:value-type="string">
            <text:p><text:a xlink:href="python://get_partner_street(get_director2(o.id)['id'])" xlink:type="simple">street</text:a>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4"/>
          <table:table-cell table:style-name="ce12"/>
          <table:table-cell table:style-name="ce16" office:value-type="string">
            <text:p><text:a xlink:href="python://get_partner_street2(get_director2(o.id)['id'])" xlink:type="simple">street2</text:a></text:p>
          </table:table-cell>
          <table:table-cell table:style-name="ce23"/>
          <table:table-cell table:number-columns-repeated="1019"/>
        </table:table-row>
        <table:table-row table:style-name="ro1">
          <table:table-cell/>
          <table:table-cell table:style-name="ce4"/>
          <table:table-cell table:style-name="ce12"/>
          <table:table-cell table:style-name="ce16" office:value-type="string">
            <text:p><text:a xlink:href="python://get_partner_country(get_director2(o.id)['id'])" xlink:type="simple">country</text:a> <text:a xlink:href="python://get_partner_zip(get_director2(o.id)['id'])" xlink:type="simple">zip</text:a></text:p>
          </table:table-cell>
          <table:table-cell table:style-name="ce23"/>
          <table:table-cell table:number-columns-repeated="1019"/>
        </table:table-row>
        <table:table-row table:style-name="ro2">
          <table:table-cell/>
          <table:table-cell table:style-name="ce6"/>
          <table:table-cell table:style-name="ce13"/>
          <table:table-cell table:style-name="ce20"/>
          <table:table-cell table:style-name="ce2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te : <text:a xlink:href="python://get_datenow()" xlink:type="simple">get_datenow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igned by the transferor</text:p>
          </table:table-cell>
          <table:table-cell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>
            <text:p>Name : <text:a xlink:href="python://get_director1(o.id)['name']" xlink:type="simple">director1</text:a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RIC No : <text:a xlink:href="python://get_director1(o.id)['nric']" xlink:type="simple">nric1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igned by witness 1 :-</text:p>
          </table:table-cell>
          <table:table-cell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>
            <text:p>Name 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RIC No 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igned by the transferee</text:p>
          </table:table-cell>
          <table:table-cell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>
            <text:p>Name : <text:a xlink:href="python://get_director2(o.id)['name']" xlink:type="simple">director2</text:a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RIC No : <text:a xlink:href="python://get_director2(o.id)['nric']" xlink:type="simple">nric2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igned by witness 2 :-</text:p>
          </table:table-cell>
          <table:table-cell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>
            <text:p>Name 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RIC No :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43in" fo:margin-bottom="0in" fo:margin-left="0.9055in" fo:margin-right="0.905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YPE not specified</dc:subject>
    <meta:initial-creator>Admin</meta:initial-creator>
    <dc:creator>phung11764 </dc:creator>
    <meta:print-date>2015-02-12T10:49:38</meta:print-date>
    <meta:creation-date>2014-07-02T01:54:33</meta:creation-date>
    <dc:date>2015-12-18T11:47:27</dc:date>
    <meta:generator>LibreOffice/3.5$Linux_X86_64 LibreOffice_project/350m1$Build-2</meta:generator>
    <meta:editing-duration>PT6M41S</meta:editing-duration>
    <meta:editing-cycles>20</meta:editing-cycles>
    <meta:document-statistic meta:table-count="1" meta:cell-count="38" meta:object-count="0"/>
    <meta:user-defined meta:name="AppVersion">15.0300</meta:user-defined>
    <meta:user-defined meta:name="Company">Client's name not specifie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